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EEEEE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EEEEE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11.7651388888889cm"/>
    </style:style>
    <style:style style:name="co4" style:family="table-column">
      <style:table-column-properties fo:break-before="auto" style:column-width="9.82486111111111cm"/>
    </style:style>
    <style:style style:name="co5" style:family="table-column">
      <style:table-column-properties fo:break-before="auto" style:column-width="2.25777777777778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1" table:style-name="ta2">
        <table:table-column table:style-name="co2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1021" table:default-cell-style-name="ce4"/>
        <table:table-column table:style-name="co1" table:number-columns-repeated="15360" table:default-cell-style-name="ce1"/>
        <table:table-row table:style-name="ro2">
          <table:table-cell office:value-type="string" table:style-name="ce2">
            <text:p>Fonctionnalité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Si API alors route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Démarrage du Jeu</text:p>
          </table:table-cell>
          <table:table-cell office:value-type="string" table:style-name="ce6">
            <text:p>Lance une nouvelle partie en sélectionnant un film ou un acteur au hasard pour commencer l’exploration.</text:p>
          </table:table-cell>
          <table:table-cell office:value-type="string" table:style-name="ce7">
            <text:p>GET /api/game/start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Sauvegarder la progression</text:p>
          </table:table-cell>
          <table:table-cell office:value-type="string" table:style-name="ce6">
            <text:p>Permet de sauvegarder l’état actuel de la partie pour pouvoir y revenir plus tard.</text:p>
          </table:table-cell>
          <table:table-cell office:value-type="string" table:style-name="ce6">
            <text:p>POST /api/game/progress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harger une partie</text:p>
          </table:table-cell>
          <table:table-cell office:value-type="string" table:style-name="ce6">
            <text:p>Recharge une partie sauvegardée dans les 24 dernières heures (s’il y en a une).</text:p>
          </table:table-cell>
          <table:table-cell table:style-name="ce6"/>
          <table:table-cell table:number-columns-repeated="16381"/>
        </table:table-row>
        <table:table-row table:style-name="ro1">
          <table:table-cell table:style-name="ce5"/>
          <table:table-cell table:number-columns-repeated="2" table:style-name="ce6"/>
          <table:table-cell table:number-columns-repeated="16381"/>
        </table:table-row>
        <table:table-row table:style-name="ro3">
          <table:table-cell office:value-type="string" table:style-name="ce5">
            <text:p>Niveau 1</text:p>
          </table:table-cell>
          <table:table-cell office:value-type="string" table:style-name="ce6">
            <text:p>Niveau facile : pas de limite de temps, parfait pour découvrir le jeu tranquillement.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5">
            <text:p>Niveau 2</text:p>
          </table:table-cell>
          <table:table-cell office:value-type="string" table:style-name="ce6">
            <text:p>Niveau intermédiaire : les réponses doivent être données en moins de 30 secondes.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5">
            <text:p>Points par bonne réponse</text:p>
          </table:table-cell>
          <table:table-cell office:value-type="string" table:style-name="ce6">
            <text:p>Le joueur gagne entre 50 et 75 points par bonne réponse, en fonction du niveau de difficulté.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5">
            <text:p>Système de combo</text:p>
          </table:table-cell>
          <table:table-cell office:value-type="string" table:style-name="ce6">
            <text:p>Enchaîner les bonnes réponses active un multiplicateur qui peut aller jusqu’à x7.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5">
            <text:p>Bonus de temps</text:p>
          </table:table-cell>
          <table:table-cell office:value-type="string" table:style-name="ce6">
            <text:p>Répondre rapidement permet de gagner jusqu’à 25 points supplémentaires.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5">
            <text:p>Pénalités</text:p>
          </table:table-cell>
          <table:table-cell office:value-type="string" table:style-name="ce6">
            <text:p>En cas d’erreur, des points sont retirés (entre -10 et -20).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5">
            <text:p>Obtenir un film aléatoire</text:p>
          </table:table-cell>
          <table:table-cell office:value-type="string" table:style-name="ce6">
            <text:p>Récupère un film pris au hasard dans la base pour commencer ou continuer une partie.</text:p>
          </table:table-cell>
          <table:table-cell office:value-type="string" table:style-name="ce6">
            <text:p>GET /movies/rando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Voir les détails d’un film</text:p>
          </table:table-cell>
          <table:table-cell office:value-type="string" table:style-name="ce6">
            <text:p>Affiche toutes les infos utiles sur un film : titre, synopsis, année,</text:p>
          </table:table-cell>
          <table:table-cell office:value-type="string" table:style-name="ce6">
            <text:p>GET /movies/: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Voir les acteurs d’un film</text:p>
          </table:table-cell>
          <table:table-cell office:value-type="string" table:style-name="ce6">
            <text:p>Liste tous les acteurs qui ont joué dans ce film.</text:p>
          </table:table-cell>
          <table:table-cell office:value-type="string" table:style-name="ce6">
            <text:p>GET /movies/:id/actors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Info Wikipedia film</text:p>
          </table:table-cell>
          <table:table-cell office:value-type="string" table:style-name="ce6">
            <text:p>Permet d’obtenir des informations issues de Wikipedia pour enrichir la découverte.</text:p>
          </table:table-cell>
          <table:table-cell office:value-type="string" table:style-name="ce6">
            <text:p>GET /game/movies/:id/wiki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Obtenir un acteur aléatoire</text:p>
          </table:table-cell>
          <table:table-cell office:value-type="string" table:style-name="ce6">
            <text:p>Sélectionne un acteur au hasard dans la base pour relancer le jeu.</text:p>
          </table:table-cell>
          <table:table-cell office:value-type="string" table:style-name="ce6">
            <text:p>GET /actors/rando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Voir les films d’un acteur</text:p>
          </table:table-cell>
          <table:table-cell office:value-type="string" table:style-name="ce6">
            <text:p>Liste tous les films dans lesquels un acteur a joué.</text:p>
          </table:table-cell>
          <table:table-cell office:value-type="string" table:style-name="ce6">
            <text:p>GET /actors/:id/movi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nfo Wikipedia acteur</text:p>
          </table:table-cell>
          <table:table-cell office:value-type="string" table:style-name="ce6">
            <text:p>Affiche des infos complémentaires depuis Wikipedia sur un acteur donné.</text:p>
          </table:table-cell>
          <table:table-cell office:value-type="string" table:style-name="ce6">
            <text:p>GET /game/actors/:id/wiki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Obtenir un indice</text:p>
          </table:table-cell>
          <table:table-cell office:value-type="string" table:style-name="ce6">
            <text:p>Propose un indice utile pour aider à deviner, en échange de 5 à 10 points (selon le niveau).</text:p>
          </table:table-cell>
          <table:table-cell office:value-type="string" table:style-name="ce6">
            <text:p>GET /game/movies/:id/h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Limite d’indices</text:p>
          </table:table-cell>
          <table:table-cell office:value-type="string" table:style-name="ce6">
            <text:p>On ne peut pas utiliser plus de 4 indices par devinette à partir du niveau 2.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8">
            <text:p>Visualisation graphique</text:p>
          </table:table-cell>
          <table:table-cell office:value-type="string" table:style-name="ce4">
            <text:p>Affiche les connexions entre les films et les acteurs sous forme de graphe interactif (avec D3.js).</text:p>
          </table:table-cell>
          <table:table-cell table:number-columns-repeated="1022" table:style-name="ce4"/>
          <table:table-cell table:number-columns-repeated="15360"/>
        </table:table-row>
        <table:table-row table:style-name="ro3">
          <table:table-cell office:value-type="string" table:style-name="ce8">
            <text:p>Animation des nœuds</text:p>
          </table:table-cell>
          <table:table-cell office:value-type="string" table:style-name="ce4">
            <text:p>Les nœuds du graphe bougent et réagissent aux actions du joueur pour une expérience plus immersive.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office:value-type="string" table:style-name="ce8">
            <text:p>Mode drag &amp; drop</text:p>
          </table:table-cell>
          <table:table-cell office:value-type="string" table:style-name="ce4">
            <text:p>Permet de déplacer les éléments du graphe pour mieux explorer les liens.</text:p>
          </table:table-cell>
          <table:table-cell table:number-columns-repeated="1022" table:style-name="ce4"/>
          <table:table-cell table:number-columns-repeated="15360"/>
        </table:table-row>
        <table:table-row table:style-name="ro3">
          <table:table-cell office:value-type="string" table:style-name="ce8">
            <text:p>Rechercher films/acteurs</text:p>
          </table:table-cell>
          <table:table-cell office:value-type="string" table:style-name="ce4">
            <text:p>Effectue une recherche dans la base pour retrouver un acteur ou un film spécifique.</text:p>
          </table:table-cell>
          <table:table-cell office:value-type="string" table:style-name="ce4">
            <text:p>GET /connections/search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Config des niveaux</text:p>
          </table:table-cell>
          <table:table-cell office:value-type="string" table:style-name="ce4">
            <text:p>Récupère les paramètres spécifiques à chaque niveau (temps, nombre d’indices, etc.).</text:p>
          </table:table-cell>
          <table:table-cell office:value-type="string" table:style-name="ce4">
            <text:p>GET /game/level-config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Focus</text:p>
          </table:table-cell>
          <table:table-cell office:value-type="string" table:style-name="ce4">
            <text:p>Permet d’afficher le genre d’un film ou le type d’acteur, pour aider à deviner.<text:tab/>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office:value-type="string" table:style-name="ce8">
            <text:p>Insight</text:p>
          </table:table-cell>
          <table:table-cell office:value-type="string" table:style-name="ce4">
            <text:p>Révèle un lien important entre deux éléments (film/acteur).<text:tab/>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office:value-type="string" table:style-name="ce8">
            <text:p>Revelation</text:p>
          </table:table-cell>
          <table:table-cell office:value-type="string" table:style-name="ce4">
            <text:p>Donne la possibilité de dévoiler une lettre du mot à deviner.<text:tab/></text:p>
          </table:table-cell>
          <table:table-cell table:number-columns-repeated="1022" table:style-name="ce4"/>
          <table:table-cell table:number-columns-repeated="15360"/>
        </table:table-row>
        <table:table-row table:style-name="ro3">
          <table:table-cell office:value-type="string" table:style-name="ce8">
            <text:p>Stats générales</text:p>
          </table:table-cell>
          <table:table-cell office:value-type="string" table:style-name="ce4">
            <text:p>Donne des données globales sur le jeu : nombre de films/acteurs découverts, scores moyens, etc.</text:p>
          </table:table-cell>
          <table:table-cell office:value-type="string" table:style-name="ce4">
            <text:p>GET /connections/stats</text:p>
          </table:table-cell>
          <table:table-cell table:number-columns-repeated="16381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madinatou diallo</meta:initial-creator>
    <dc:creator>Madinatou Diallo</dc:creator>
    <meta:creation-date>2025-03-26T16:50:29Z</meta:creation-date>
    <dc:date>2025-04-04T09:18:43Z</dc:date>
    <meta:editing-cycles>3</meta:editing-cycles>
    <meta:editing-duration>PT277S</meta:editing-duration>
  </office:meta>
</office:document-meta>
</file>